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Make Poster re:Jules meet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ign up for JULES ASM</text:p>
          </table:table-cell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oby on Jasmin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ncopa account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Pay B and B</text:p>
          </table:table-cell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09:32:36.425694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14T09:55:39.544198482</dc:date>
    <meta:editing-duration>P55DT5H16M32S</meta:editing-duration>
    <meta:editing-cycles>85</meta:editing-cycles>
    <meta:generator>LibreOffice/4.3.7.2$Linux_X86_64 LibreOffice_project/430$Build-2</meta:generator>
    <meta:document-statistic meta:table-count="2" meta:cell-count="37" meta:object-count="0"/>
  </office:meta>
</office:document-meta>
</file>